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First Name: {{ first_name }}</text:p>
      <text:p text:style-name="P2">Last Name: {{ last_name }}</text:p>
      <text:p text:style-name="Normal"><text:span text:style-name="T3">{{ address }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ễn Quang Huy</meta:initial-creator>
    <dc:creator>Nguyễn Quang Huy</dc:creator>
    <meta:creation-date>2020-06-25T16:56:00Z</meta:creation-date>
    <dc:date>2020-06-25T16:5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" meta:character-count="69" meta:row-count="1" meta:non-whitespace-character-count="60"/>
  </office:meta>
</office:document-meta>
</file>